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2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19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1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16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1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13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1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1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1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09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08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0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06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0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03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0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0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200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1999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199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199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199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199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199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1993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199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199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199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1989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1988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198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5</text:p>
          </table:table-cell>
          <table:table-cell office:value-type="string" calcext:value-type="string">
            <text:p>1968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